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Nimbus Roman No9 L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12" style:family="paragraph" style:parent-style-name="Text_20_body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Text_20_body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Text_20_body" style:list-style-name="L3">
      <style:paragraph-properties fo:text-align="justify" style:justify-single-word="false"/>
      <style:text-properties style:font-name="Nimbus Roman No9 L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ext_20_body" style:list-style-name="L4">
      <style:paragraph-properties fo:text-align="justify" style:justify-single-word="false"/>
    </style:style>
    <style:style style:name="P16" style:family="paragraph" style:parent-style-name="Heading_20_1">
      <style:paragraph-properties fo:text-align="justify" style:justify-single-word="false"/>
    </style:style>
    <style:style style:name="P17" style:family="paragraph" style:parent-style-name="Heading_20_3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DejaVu Sans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DejaVu Sans Mono1"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L2">
      <text:list-level-style-number text:level="1" text:style-name="Numbering_20_Symbols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L3">
      <text:list-level-style-bullet text:level="1" text:style-name="Bullet_20_Symbols" text:bullet-char="•">
        <style:list-level-properties/>
        <style:text-properties style:font-name="StarSymbol1"/>
      </text:list-level-style-bullet>
      <text:list-level-style-bullet text:level="2" text:style-name="Bullet_20_Symbols" text:bullet-char="•">
        <style:list-level-properties/>
        <style:text-properties style:font-name="StarSymbol1"/>
      </text:list-level-style-bullet>
      <text:list-level-style-bullet text:level="3" text:style-name="Bullet_20_Symbols" text:bullet-char="•">
        <style:list-level-properties/>
        <style:text-properties style:font-name="StarSymbol1"/>
      </text:list-level-style-bullet>
      <text:list-level-style-bullet text:level="4" text:style-name="Bullet_20_Symbols" text:bullet-char="•">
        <style:list-level-properties/>
        <style:text-properties style:font-name="StarSymbol1"/>
      </text:list-level-style-bullet>
      <text:list-level-style-bullet text:level="5" text:style-name="Bullet_20_Symbols" text:bullet-char="•">
        <style:list-level-properties/>
        <style:text-properties style:font-name="StarSymbol1"/>
      </text:list-level-style-bullet>
      <text:list-level-style-bullet text:level="6" text:style-name="Bullet_20_Symbols" text:bullet-char="•">
        <style:list-level-properties/>
        <style:text-properties style:font-name="StarSymbol1"/>
      </text:list-level-style-bullet>
      <text:list-level-style-bullet text:level="7" text:style-name="Bullet_20_Symbols" text:bullet-char="•">
        <style:list-level-properties/>
        <style:text-properties style:font-name="StarSymbol1"/>
      </text:list-level-style-bullet>
      <text:list-level-style-bullet text:level="8" text:style-name="Bullet_20_Symbols" text:bullet-char="•">
        <style:list-level-properties/>
        <style:text-properties style:font-name="StarSymbol1"/>
      </text:list-level-style-bullet>
      <text:list-level-style-bullet text:level="9" text:style-name="Bullet_20_Symbols" text:bullet-char="•">
        <style:list-level-properties/>
        <style:text-properties style:font-name="StarSymbol1"/>
      </text:list-level-style-bullet>
      <text:list-level-style-bullet text:level="10" text:style-name="Bullet_20_Symbols" text:bullet-char="•">
        <style:list-level-properties/>
        <style:text-properties style:font-name="StarSymbol1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SEP #18 : Scilab non-windows binary perspective</text:h>
      <text:p text:style-name="P11"/>
      <text:p text:style-name="P1"/>
      <text:p text:style-name="P1">Title: Scilab non-windows binary perspective</text:p>
      <text:p text:style-name="P1">Version: 1.1</text:p>
      <text:p text:style-name="P1">Author: <text:s/>Sylvestre Ledru &lt;sylvestre.ledru@scilab.org&gt;</text:p>
      <text:p text:style-name="P1">Review: </text:p>
      <text:p text:style-name="P1">Commented: </text:p>
      <text:p text:style-name="P1">State: <text:span text:style-name="T7">Done</text:span></text:p>
      <text:p text:style-name="P1">Scilab-Version: Target: 5.2</text:p>
      <text:p text:style-name="P1">Vote:</text:p>
      <text:p text:style-name="P1">Created: Friday, February 23 2009</text:p>
      <text:p text:style-name="P11"/>
      <text:p text:style-name="P1"/>
      <text:h text:style-name="P17" text:outline-level="3">Abstract</text:h>
      <text:p text:style-name="P1">The aim of this SEP is to design new binaries.</text:p>
      <text:p text:style-name="P1"/>
      <text:h text:style-name="P17" text:outline-level="3">Rationale</text:h>
      <text:p text:style-name="P7"/>
      <text:p text:style-name="P8">Current Scilab binary</text:p>
      <text:p text:style-name="P2">The main way Scilab is distributed is as a big archive file containing every piece of Scilab.</text:p>
      <text:p text:style-name="P2">Under Linux/Mac OS X/Unix, the current procedure is pretty easy.</text:p>
      <text:list xml:id="list223099642557398029" text:style-name="L1">
        <text:list-item>
          <text:p text:style-name="P12">The configure call is enabling all the options (help, matio, umfpack, pvm...) available</text:p>
        </text:list-item>
        <text:list-item>
          <text:p text:style-name="P12">We are building everything</text:p>
        </text:list-item>
        <text:list-item>
          <text:p text:style-name="P12">In the distributed binary, all the modules are activated (and can be deactivated by the user)</text:p>
        </text:list-item>
      </text:list>
      <text:p text:style-name="P2"/>
      <text:p text:style-name="P8">Proposal</text:p>
      <text:p text:style-name="P2">Create three binaries:</text:p>
      <text:list xml:id="list1521387698125164028" text:style-name="L2">
        <text:list-item>
          <text:p text:style-name="P13"><text:span text:style-name="T1">classical </text:span>- The GUI application (equivalent to Scilab Standard Mode) – Name: <text:span text:style-name="T1">scilab</text:span></text:p>
        </text:list-item>
        <text:list-item>
          <text:p text:style-name="P13"><text:span text:style-name="T1">Advanced Command-Line Interpretor (ACLI)</text:span> - Interpretor in command line with the graphic capabilities available (equivalent to Scilab NW Mode) – Name: <text:span text:style-name="T1">scilab-adv-cli</text:span></text:p>
        </text:list-item>
        <text:list-item>
          <text:p text:style-name="P13"><text:span text:style-name="T1">Command-Line Interpretor (CLI) -</text:span> Interpretor in command line without the graphic or Tcl/Tk capabilities (faster) (equivalent to Scilab NWNI Mode) – Name: <text:span text:style-name="T1">scilab-cli</text:span></text:p>
        </text:list-item>
      </text:list>
      <text:p text:style-name="P2"/>
      <text:p text:style-name="P3">Reasons</text:p>
      <text:p text:style-name="P5">There are a few reasons for this change:</text:p>
      <text:p text:style-name="P6">Facilitate the use of Scilab as a script engine</text:p>
      <text:p text:style-name="P2">ACLI and CLI will be updated in order to be able to call Scilab as an interpretor.</text:p>
      <text:p text:style-name="P5">As a consequence, executing a script starting <text:span text:style-name="T1">#!/usr/bin/scilab-cli</text:span> must launch the script into Scilab <text:soft-page-break/>(just like with Python, Perl or bash for example) with the appropriate flag (disabling the banner for example).</text:p>
      <text:p text:style-name="P5">This would enable scripts like:</text:p>
      <text:p text:style-name="P9">#!/usr/bin/scilab-cli</text:p>
      <text:p text:style-name="P9">disp(argv(0)+argv(1))</text:p>
      <text:p text:style-name="P4">Technical note <text:s/></text:p>
      <text:p text:style-name="P10">Scilab would have to be extended to handle this case in different ways:</text:p>
      <text:list xml:id="list1218837887963479830" text:style-name="L3">
        <text:list-item>
          <text:p text:style-name="P14">Better management of the arguments</text:p>
        </text:list-item>
        <text:list-item>
          <text:p text:style-name="P14">Handle exit system code (See: <text:a xlink:type="simple" xlink:href="http://requestzilla.scilab.org/show_bug.cgi?id=505">http://requestzilla.scilab.org/show_bug.cgi?id=505</text:a>)</text:p>
        </text:list-item>
        <text:list-item>
          <text:p text:style-name="P14">Pipe management. This would enable things like "echo '<text:span text:style-name="T2">disp(1+2)'|scilab-cli</text:span>"</text:p>
        </text:list-item>
      </text:list>
      <text:p text:style-name="P6">Highlight the different possibility of Scilab (GUI, advanced command line, simple command line)</text:p>
      <text:p text:style-name="P5">For now, the existence and the behaviour of options -nw &amp; -nwni are not obvious for a new user. This would highlight this possibility without breaking the habit of our users.</text:p>
      <text:p text:style-name="P6">Improve the packaging capabilities of Scilab</text:p>
      <text:p text:style-name="P5">This has been incorporated into Scilab Master around the March 18<text:span text:style-name="T6">th</text:span> 2009 by Sylvestre Ledru and will be released into Scilab 5.2.</text:p>
      <text:p text:style-name="P5"/>
      <text:h text:style-name="P17" text:outline-level="3"><text:span text:style-name="Teletype"><text:span text:style-name="T3">Example Usage</text:span></text:span></text:h>
      <text:p text:style-name="P7"><text:span text:style-name="Teletype"><text:span text:style-name="T4"/></text:span></text:p>
      <text:h text:style-name="P17" text:outline-level="3">Changelog</text:h>
      <text:list xml:id="list5453094312180962962" text:style-name="L4">
        <text:list-item>
          <text:list>
            <text:list-item>
              <text:p text:style-name="P15"><text:span text:style-name="T5">– Sylvestre Ledru &lt;</text:span><text:a xlink:type="simple" xlink:href="mailto:sylvestre.ledru@scilab.org"><text:span text:style-name="T5">sylvestre.ledru@scilab.org</text:span></text:a><text:span text:style-name="T5">&gt; - Initial version</text:span></text:p>
            </text:list-item>
            <text:list-item>
              <text:p text:style-name="P15"><text:span text:style-name="T5">- Sylvestre Ledru &lt;</text:span><text:a xlink:type="simple" xlink:href="mailto:sylvestre.ledru@scilab.org"><text:span text:style-name="T5">sylvestre.ledru@scilab.org</text:span></text:a><text:span text:style-name="T5">&gt; - About the release, naming of the binaries</text:span></text:p>
            </text:list-item>
          </text:list>
        </text:list-item>
      </text:list>
      <text:h text:style-name="P17" text:outline-level="3">Copyright</text:h>
      <text:p text:style-name="Standard"><text:tab/>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creation-date>2009-02-19T11:45:45</meta:creation-date>
    <dc:date>2013-09-03T10:27:09</dc:date>
    <meta:editing-cycles>11</meta:editing-cycles>
    <meta:editing-duration>PT29M47S</meta:editing-duration>
    <dc:creator>Eric Gallager</dc:creator>
    <meta:document-statistic meta:table-count="0" meta:image-count="0" meta:object-count="0" meta:page-count="2" meta:paragraph-count="47" meta:word-count="384" meta:character-count="2530"/>
    <meta:user-defined meta:name="Info 1"/>
    <meta:user-defined meta:name="Info 2"/>
    <meta:user-defined meta:name="Info 3"/>
    <meta:user-defined meta:name="Info 4"/>
  </office:meta>
</office:document-meta>
</file>